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aae7" officeooo:paragraph-rsid="0010aae7"/>
    </style:style>
    <style:style style:name="P2" style:family="paragraph" style:parent-style-name="Standard">
      <style:text-properties officeooo:rsid="00119021" officeooo:paragraph-rsid="00119021"/>
    </style:style>
    <style:style style:name="P3" style:family="paragraph" style:parent-style-name="Standard">
      <style:text-properties officeooo:rsid="00119021" officeooo:paragraph-rsid="0013cdb3"/>
    </style:style>
    <style:style style:name="P4" style:family="paragraph" style:parent-style-name="Standard">
      <style:text-properties officeooo:rsid="0013cdb3" officeooo:paragraph-rsid="0013cdb3"/>
    </style:style>
    <style:style style:name="P5" style:family="paragraph" style:parent-style-name="Standard">
      <style:text-properties officeooo:rsid="0015572a" officeooo:paragraph-rsid="0015572a"/>
    </style:style>
    <style:style style:name="T1" style:family="text">
      <style:text-properties officeooo:rsid="00119021"/>
    </style:style>
    <style:style style:name="T2" style:family="text">
      <style:text-properties officeooo:rsid="0013cd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tried many evaluation functions, beggining with the most basic: number of valid moves and number of valid moves minus opponent number of valid moves, <text:span text:style-name="T1">that are actually implemented in the examples.</text:span></text:p>
      <text:p text:style-name="P1"/>
      <text:p text:style-name="P3">Then, I began to try combinations of these functions.</text:p>
      <text:p text:style-name="P3"/>
      <text:p text:style-name="P3"><text:span text:style-name="T2">I finished using the basic “actual minus opponent moves”, but with some constraints: on center, staying close to opponent, and a combination depending on game state</text:span></text:p>
      <text:p text:style-name="P2"/>
      <text:p text:style-name="P2"/>
      <text:p text:style-name="P4">custom_score:</text:p>
      <text:p text:style-name="P2">Returns actual player number of moves minus opponent number of moves</text:p>
      <text:p text:style-name="P2">divided by distance of center. </text:p>
      <text:p text:style-name="P1"/>
      <text:p text:style-name="P1"/>
      <text:p text:style-name="P4">custom_score_2:</text:p>
      <text:p text:style-name="P1">Returns opponent number of moves minus actual player number of moves</text:p>
      <text:p text:style-name="P1">divided by distance of oponent. </text:p>
      <text:p text:style-name="P1"/>
      <text:p text:style-name="P4">custom_score_3:</text:p>
      <text:p text:style-name="P4">On begin of game, use 1, then start using 2</text:p>
      <text:p text:style-name="P4"/>
      <text:p text:style-name="P4"/>
      <text:p text:style-name="P5">Running repeated times the matches, I got mixed results. Sometimes one function performs better, sometimes another. The random initialization plays a major role on results.</text:p>
      <text:p text:style-name="P5"/>
      <text:p text:style-name="P5">So, it demonstrates that the evaluation functions,including provided “improved_function” aren’t getting the point, or, most probable, good openings matter more than evaluation functions in the first rounds of the game.</text:p>
      <text:p text:style-name="P5"/>
      <text:p text:style-name="P5">That said, one proposal aproach is to complement the algorithm with an “opening” algorithm, for first rounds of play. That would be done by repeatdly running the algorithm for every possible position on the first ‘n’ (n 2 to 6 probably) rounds and recording the positions that lead to more wins. Them, these “weights” should help to imply moves in the first rou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0:19:03.347305054</meta:creation-date>
    <dc:date>2018-03-05T10:37:02.660106093</dc:date>
    <meta:editing-duration>PT17M59S</meta:editing-duration>
    <meta:editing-cycles>5</meta:editing-cycles>
    <meta:generator>LibreOffice/5.1.6.2$Linux_X86_64 LibreOffice_project/10m0$Build-2</meta:generator>
    <meta:document-statistic meta:table-count="0" meta:image-count="0" meta:object-count="0" meta:page-count="1" meta:paragraph-count="14" meta:word-count="230" meta:character-count="1455" meta:non-whitespace-character-count="1237"/>
  </office:meta>
</office:document-meta>
</file>